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07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9.8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ngadget.com/2012/10/12/researchers-turn-to-19th-century-math/</text:p>
          </table:table-cell>
          <table:table-cell office:value-type="string" calcext:value-type="string">
            <text:p>Engadget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turn to 19th century math for wireless data center breakthrough</text:p>
          </table:table-cell>
          <table:table-cell office:value-type="string" calcext:value-type="string">
            <text:p>sirer,weatherspo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2012/10/cayley-data-center/</text:p>
          </table:table-cell>
          <table:table-cell office:value-type="string" calcext:value-type="string">
            <text:p>Wired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Visit the 19<text:span text:style-name="T1">th</text:span> Century, Bring Back the Wireless Data Center</text:p>
          </table:table-cell>
          <table:table-cell office:value-type="string" calcext:value-type="string">
            <text:p>sirer,weatherspoon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zk-snarks-everywhere-ethereum-privacy-tech-hits-tipping-point/</text:p>
          </table:table-cell>
          <table:table-cell office:value-type="string" calcext:value-type="string">
            <text:p>Coin Desk</text:p>
          </table:table-cell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Zk-Snarks Everywhere: Ethereum Privacy Tech Hits Tipping Poin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devs-destruction-inside-zcashs-second-crypto-ceremony/</text:p>
          </table:table-cell>
          <table:table-cell office:value-type="string" calcext:value-type="string">
            <text:p>Coin Desk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More Devs, More Destruction: Another Zcash Crypto Ceremony Is Underway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ney.howstuffworks.com/beyond-bitcoin-next-big-cryptocurrency.htm</text:p>
          </table:table-cell>
          <table:table-cell office:value-type="string" calcext:value-type="string">
            <text:p>HowStuffWorks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Beyond Bitcoin: What’s the Next Big Cryptocurrency?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expressnewsline.com/2017/12/03/bitcoin-may-be-a-bubble-but-blockchain-is-not.html</text:p>
          </table:table-cell>
          <table:table-cell office:value-type="string" calcext:value-type="string">
            <text:p>Express Newsline</text:p>
          </table:table-cell>
          <table:table-cell office:value-type="date" office:date-value="2017-12-03" calcext:value-type="date">
            <text:p>12/03/17</text:p>
          </table:table-cell>
          <table:table-cell office:value-type="string" calcext:value-type="string">
            <text:p>Bitcoin may be a bubble, but blockchain is no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icagotribune.com/business/columnists/ct-biz-bitcoin-myths-20171215-story.html</text:p>
          </table:table-cell>
          <table:table-cell office:value-type="string" calcext:value-type="string">
            <text:p>Chicago Tribune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Five myths about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,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gadgets.ndtv.com/internet/features/bitcoin-may-not-be-the-future-but-the-technology-behind-it-might-well-be-1789816</text:p>
          </table:table-cell>
          <table:table-cell office:value-type="string" calcext:value-type="string">
            <text:p>Gadgets360</text:p>
          </table:table-cell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Bitcoin May Not Be the Future, but the Technology Behind It Might Well Be 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vestors.com/research/industry-snapshot/bitcoin-blockchain-technology-disruption-private-industry/</text:p>
          </table:table-cell>
          <table:table-cell office:value-type="string" calcext:value-type="string">
            <text:p>Investors Business Daily</text:p>
          </table:table-cell>
          <table:table-cell office:value-type="date" office:date-value="2018-01-09" calcext:value-type="date">
            <text:p>01/09/18</text:p>
          </table:table-cell>
          <table:table-cell office:value-type="string" calcext:value-type="string">
            <text:p>Bitcoin, Blockchain And Private Industry: You Ain't Seen Nothing Yet</text:p>
          </table:table-cell>
          <table:table-cell office:value-type="string" calcext:value-type="string">
            <text:p>ari,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cientificamerican.com/article/a-guide-to-the-world-bitcoin-created1/</text:p>
          </table:table-cell>
          <table:table-cell office:value-type="string" calcext:value-type="string">
            <text:p>Scientific American</text:p>
          </table:table-cell>
          <table:table-cell office:value-type="date" office:date-value="2018-01-10" calcext:value-type="date">
            <text:p>01/10/18</text:p>
          </table:table-cell>
          <table:table-cell office:value-type="string" calcext:value-type="string">
            <text:p>A Guide to the World Bitcoin Creat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oindesk.com/blockchain-startup-cypherium-partners-with-ic3-for-scaling-research/</text:p>
          </table:table-cell>
          <table:table-cell office:value-type="string" calcext:value-type="string">
            <text:p>Coin Desk</text:p>
          </table:table-cell>
          <table:table-cell office:value-type="date" office:date-value="2018-01-16" calcext:value-type="date">
            <text:p>01/16/18</text:p>
          </table:table-cell>
          <table:table-cell office:value-type="string" calcext:value-type="string">
            <text:p>Blockchain Startup Cypherium Partners with IC3 for Scaling Research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martereum.com/ethereum-distributed-decentralized-bitcoin-cornell-professor-emin-gun-sirer-bitcoin-vs-ethereum/</text:p>
          </table:table-cell>
          <table:table-cell office:value-type="string" calcext:value-type="string">
            <text:p>Smartereum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Ethereum is More Distributed and Decentralized Than Bitcoin, Cornell Professor Emin Gun Sirer (Bitcoin vs Ethereum?)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158825-bitcoins-utopia-has-failed-as-big-players-hold-all-the-power/</text:p>
          </table:table-cell>
          <table:table-cell office:value-type="string" calcext:value-type="string">
            <text:p>New Scientist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Bitcoin’s utopia has failed as big players hold all the pow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econotimes.com/Crypto-Valley-Association-to-host-blockchain-RD-conference-in-June-1100859</text:p>
          </table:table-cell>
          <table:table-cell office:value-type="string" calcext:value-type="string">
            <text:p>EconoTimes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Crypto Valley Association to host blockchain R&amp;D conference in Ju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10018/bitcoin-and-ethereum-have-a-hidden-power-structure-and-its-just-been-revealed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8-01-18" calcext:value-type="date">
            <text:p>01/18/18</text:p>
          </table:table-cell>
          <table:table-cell office:value-type="string" calcext:value-type="string">
            <text:p>Bitcoin and Ethereum have a hidden power structure, and it’s just been reveal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ornell-ic3-researchers-propose-solution-bitcoins-multisig-paralysis-problem/</text:p>
          </table:table-cell>
          <table:table-cell office:value-type="string" calcext:value-type="string">
            <text:p>Bitcoin Magaz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IC3 Researchers Propose Solution to Bitcoin’s Multisig “Paralysis” Problem</text:p>
          </table:table-cell>
          <table:table-cell office:value-type="string" calcext:value-type="string">
            <text:p>ari, fan, phil, id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greg-maxwell-resigns-blockstream/</text:p>
          </table:table-cell>
          <table:table-cell office:value-type="string" calcext:value-type="string">
            <text:p>Bits Onl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Bitcoin Dev Greg Maxwell Resigns as CTO of Blockstrea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cornell-research-bitcoin-block-size-can-increase-1-7x-maintain-decentralization/</text:p>
          </table:table-cell>
          <table:table-cell office:value-type="string" calcext:value-type="string">
            <text:p>BTC Manager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Research: Bitcoin Block Size Can Increase by 1.7x and Maintain Decentralizat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in.pcmag.com/bitcoin/118710/news/bitcoin-network-isnt-as-decentralised-as-you-believe-study-r</text:p>
          </table:table-cell>
          <table:table-cell office:value-type="string" calcext:value-type="string">
            <text:p>PC Magazine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Bitcoin network isn't as decentralised as you believe, study reveal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news.bitcoin.com/cornell-researchers-bitcoin-not-as-decentralized-as-assumed/</text:p>
          </table:table-cell>
          <table:table-cell office:value-type="string" calcext:value-type="string">
            <text:p>Bitcoin.com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Cornell Researchers: Bitcoin Not as Decentralized as Assum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zmodo.com/how-much-should-i-regret-not-buying-bitcoin-1822504833</text:p>
          </table:table-cell>
          <table:table-cell office:value-type="string" calcext:value-type="string">
            <text:p>Gizmodo</text:p>
          </table:table-cell>
          <table:table-cell office:value-type="date" office:date-value="2018-01-29" calcext:value-type="date">
            <text:p>01/29/18</text:p>
          </table:table-cell>
          <table:table-cell office:value-type="string" calcext:value-type="string">
            <text:p>How Much Should I Regret Not Buying Bitcoin?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8/02/08/technology/cryptocurrencies-come-to-campus.html</text:p>
          </table:table-cell>
          <table:table-cell office:value-type="string" calcext:value-type="string">
            <text:p>The New York Times</text:p>
          </table:table-cell>
          <table:table-cell office:value-type="date" office:date-value="2018-02-08" calcext:value-type="date">
            <text:p>02/08/18</text:p>
          </table:table-cell>
          <table:table-cell office:value-type="string" calcext:value-type="string">
            <text:p>Cryptocurrencies Come to Campus</text:p>
          </table:table-cell>
          <table:table-cell office:value-type="string" calcext:value-type="string">
            <text:p>song</text:p>
          </table:table-cell>
          <table:table-cell table:number-columns-repeated="1018"/>
        </table:table-row>
        <table:table-row table:style-name="ro1" table:number-rows-repeated="104809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25:Sheet1.AMJ4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1" number:min-exponent-digits="1"/>
    </number:number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0:26:05.575011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2T10:28:41.938898665</dc:date>
    <meta:generator>LibreOffice/4.3.7.2$MacOSX_X86_64 LibreOffice_project/8a35821d8636a03b8bf4e15b48f59794652c68ba</meta:generator>
    <meta:editing-duration>PT2H48M8S</meta:editing-duration>
    <meta:editing-cycles>121</meta:editing-cycles>
    <meta:document-statistic meta:table-count="1" meta:cell-count="2499" meta:object-count="0"/>
    <meta:user-defined meta:name=""/>
  </office:meta>
</office:document-meta>
</file>